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0f0" officeooo:paragraph-rsid="0016b0f0"/>
    </style:style>
    <style:style style:name="P2" style:family="paragraph" style:parent-style-name="Standard">
      <style:text-properties officeooo:rsid="00178745" officeooo:paragraph-rsid="00178745"/>
    </style:style>
    <style:style style:name="P3" style:family="paragraph" style:parent-style-name="Standard">
      <style:text-properties officeooo:rsid="0019640f" officeooo:paragraph-rsid="0019640f"/>
    </style:style>
    <style:style style:name="P4" style:family="paragraph" style:parent-style-name="Standard">
      <style:text-properties officeooo:rsid="001d3d24" officeooo:paragraph-rsid="001d3d24"/>
    </style:style>
    <style:style style:name="P5" style:family="paragraph" style:parent-style-name="Standard">
      <style:text-properties officeooo:rsid="001da47e" officeooo:paragraph-rsid="001da47e"/>
    </style:style>
    <style:style style:name="P6" style:family="paragraph" style:parent-style-name="Standard">
      <style:text-properties officeooo:rsid="001f6dab" officeooo:paragraph-rsid="001f6dab"/>
    </style:style>
    <style:style style:name="P7" style:family="paragraph" style:parent-style-name="Standard">
      <style:text-properties officeooo:rsid="002160d6" officeooo:paragraph-rsid="002160d6"/>
    </style:style>
    <style:style style:name="P8" style:family="paragraph" style:parent-style-name="Standard">
      <style:text-properties officeooo:rsid="0022cf81" officeooo:paragraph-rsid="0022cf81"/>
    </style:style>
    <style:style style:name="P9" style:family="paragraph" style:parent-style-name="Standard">
      <style:text-properties officeooo:rsid="0024d46f" officeooo:paragraph-rsid="0024d46f"/>
    </style:style>
    <style:style style:name="P10" style:family="paragraph" style:parent-style-name="Standard">
      <style:text-properties officeooo:rsid="0025638d" officeooo:paragraph-rsid="0025638d"/>
    </style:style>
    <style:style style:name="P11" style:family="paragraph" style:parent-style-name="Standard">
      <style:text-properties officeooo:rsid="00258c90" officeooo:paragraph-rsid="00258c90"/>
    </style:style>
    <style:style style:name="P12" style:family="paragraph" style:parent-style-name="Standard">
      <style:text-properties officeooo:rsid="0025a566" officeooo:paragraph-rsid="0025a566"/>
    </style:style>
    <style:style style:name="P13" style:family="paragraph" style:parent-style-name="Standard">
      <style:text-properties officeooo:rsid="002ccb64" officeooo:paragraph-rsid="002ccb64"/>
    </style:style>
    <style:style style:name="P14" style:family="paragraph" style:parent-style-name="Standard">
      <style:text-properties officeooo:rsid="002e2332" officeooo:paragraph-rsid="002e2332"/>
    </style:style>
    <style:style style:name="P15" style:family="paragraph" style:parent-style-name="Standard">
      <style:text-properties officeooo:rsid="003450d4" officeooo:paragraph-rsid="003450d4"/>
    </style:style>
    <style:style style:name="P16" style:family="paragraph" style:parent-style-name="Standard">
      <style:text-properties officeooo:rsid="0034e9df" officeooo:paragraph-rsid="0034e9df"/>
    </style:style>
    <style:style style:name="T1" style:family="text">
      <style:text-properties officeooo:rsid="001ac770"/>
    </style:style>
    <style:style style:name="T2" style:family="text">
      <style:text-properties officeooo:rsid="001da47e"/>
    </style:style>
    <style:style style:name="T3" style:family="text">
      <style:text-properties officeooo:rsid="00258c9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2082b"/>
    </style:style>
    <style:style style:name="T8" style:family="text">
      <style:text-properties officeooo:rsid="0033a876"/>
    </style:style>
    <style:style style:name="T9" style:family="text">
      <style:text-properties fo:font-weight="bold" officeooo:rsid="003665bd" style:font-weight-asian="bold" style:font-weight-complex="bold"/>
    </style:style>
    <style:style style:name="T10" style:family="text">
      <style:text-properties officeooo:rsid="003665bd"/>
    </style:style>
    <style:style style:name="T11" style:family="text">
      <style:text-properties fo:font-weight="normal" officeooo:rsid="003665b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 lsblk comprobamos los diferentes volúmenes, creamos un volumen de 1 Gib, y al estar disponible y sin asociar lo podemos asociar a una instancia, con un </text:p>
      <text:p text:style-name="P2">fdisk trabajamos con disco mecánicos y gdisk </text:p>
      <text:p text:style-name="P3">Las instancias no suelen durar en el tiempo, si nos interesa que una instancia sea duradera haremos una instancia basada en volumen.</text:p>
      <text:p text:style-name="P3">Normalmente para hacer una instancia nos vamos a la instancia y la lanzamos, para hacer una instancia basada en volumen tenemos que crear antes el volumen. <text:span text:style-name="T1">A la hora de crear el volumen le ponemos en el origen del volumen imagen, seleccionamos debian 10, sin tipo de volumen y en tamaño</text:span></text:p>
      <text:p text:style-name="P4">En el caso de que la isntancia no funcione, lo que debemos hacer primero es apagarla, y luego la puedo eliminar si la he asociado al volumen, por lo tal no la perdería, <text:span text:style-name="T2">luego asocio el volumen a otra instancia, arreglo la instancia anterior y una vez arreglado lo vuelvo a asociar.</text:span></text:p>
      <text:p text:style-name="P5">Para ello hago un sudo mount y lo pongo por ejemplo en /media/</text:p>
      <text:p text:style-name="P5">Si hago un sudo blkid vemos el UUID del bloque, y si hago un cat /media/etc/fstab, vemos que coinciden, si no, tengo que intentar solventar el problema.</text:p>
      <text:p text:style-name="P6">Ahora vamos a coger una instancia con una única partición y </text:p>
      <text:p text:style-name="P7">mkfs(make file system) -t ext2/dev/sdc1:</text:p>
      <text:p text:style-name="P7">Nos pone por defecto un bloque de 1024 y 130560 inodos, la tabla de inodos(representada con 1 o 0 ) si alguno está cogido sale con 1 o 0, mi sistema de archivos nos indica que podemos tener 130560 archivos. Si el sistema de archivos se llena, se bloquea.</text:p>
      <text:p text:style-name="P7">La información del superbloque es la más importante, si alguien nos ataca selectivamente a nuestro superbloque nos podemos quedar sin sistema de archivos.</text:p>
      <text:p text:style-name="P7">El sistema de ficheros se revisará automáticamente cada 20 montajes o 180 días, lo que hace es ejecutar el comando checkfilesystem, comprobar la integridad del sistema de archivos.</text:p>
      <text:p text:style-name="P8">Ejemplos:</text:p>
      <text:p text:style-name="P8">Al hacer un sudo lsblk, tenemos dos discos,</text:p>
      <text:p text:style-name="P8">vda:vda1</text:p>
      <text:p text:style-name="P8">vdc:vdc1 y vdc2.</text:p>
      <text:p text:style-name="P8">Haciendo un sudo dumpe2fs /dev/vdc1 podemos obtener mucha información de la partición vdc1, dónde está montado, identificador de disco, estado del sistema de archivos, número de inodos etc.</text:p>
      <text:p text:style-name="P9">du -s nos dice cuantos </text:p>
      <text:p text:style-name="P10">Para montar hago mount y desmontar unmount.</text:p>
      <text:p text:style-name="P10">Df -h para ver el sistema de fichero que tenemos y dónde están montados</text:p>
      <text:p text:style-name="P10">Podemos hacer también mount | egrep ‘/mnt’</text:p>
      <text:p text:style-name="P10">Para desmontar tengo que salir de la carpeta.</text:p>
      <text:p text:style-name="P10">/<text:span text:style-name="T3">mnt es la carpeta preterminada para montar.</text:span></text:p>
      <text:p text:style-name="P11">Si la desmonto y hago un unmount /mnt la desmonto, y si luego procedo a ahacer un ls -l /mnt veremos que está desmontada.</text:p>
      <text:p text:style-name="P11">Para montar varias unidades a la vez mount /dev/vdc1(monto este dispositivo de bloques) /mnt/vdc1(en esta carpeta)</text:p>
      <text:p text:style-name="P11">for i in {1..5};do $(mount /dev/vdc$i /mnt/vdc$i);done montamos una estructura de bloques y la montamos.</text:p>
      <text:p text:style-name="P12">Podemos coger una máquina windows, desmontarlo, y montarle una partición con linux.</text:p>
      <text:p text:style-name="P13">Etiquetas:(es como un alias)</text:p>
      <text:p text:style-name="P13">Para ver las etiquetas haremos ls -l /dev/disk/by-label/</text:p>
      <text:p text:style-name="P13">Al darle nos saldrán enlaces hacia sus directorios.</text:p>
      <text:p text:style-name="P14">La forma más apropiada de referenciar un dispositivo es a través de su identificador, pero también lo podemos hacer por etiquetas, por letra etc.</text:p>
      <text:p text:style-name="P14">Pregunta posible de examen</text:p>
      <text:p text:style-name="P14">Intentamos sacar una expresión regular de la línea referente a<text:span text:style-name="T7">l identificador</text:span>.</text:p>
      <text:p text:style-name="P14">Cat /etc/fstab | <text:span text:style-name="T7">grep -o ‘^UUID=[a-z0-9-]*’</text:span></text:p>
      <text:p text:style-name="P14">cat /etc/fstab | awk '{print $1}' : <text:span text:style-name="T8">Para obtener los identificadores de nuestro sistema de bloque.</text:span></text:p>
      <text:p text:style-name="P15"><text:soft-page-break/>Otra forma de hacerlo es sudo blkid | awk ‘{print $3 $4}’ | egrep ‘^UUID’</text:p>
      <text:p text:style-name="P16">Otra sería ls -l /dev/disk/by-uuid/ | egrep ‘[a-<text:span text:style-name="T10">f</text:span><text:span text:style-name="T9">porque es hexadecimal</text:span><text:span text:style-name="T11">0-9]{8</text:span><text:span text:style-name="T9">caracteres de dimensión</text:span><text:span text:style-name="T11">}-(a-f0-9{4}--f0-9]{12}’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08:30:40.302530477</meta:creation-date>
    <meta:editing-duration>PT1H11M26S</meta:editing-duration>
    <meta:editing-cycles>8</meta:editing-cycles>
    <meta:generator>LibreOffice/6.4.6.2$Linux_X86_64 LibreOffice_project/40$Build-2</meta:generator>
    <dc:date>2021-02-19T10:23:11.345626807</dc:date>
    <meta:document-statistic meta:table-count="0" meta:image-count="0" meta:object-count="0" meta:page-count="2" meta:paragraph-count="37" meta:word-count="580" meta:character-count="3478" meta:non-whitespace-character-count="2932"/>
  </office:meta>
</office:document-meta>
</file>